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4_08-02-2019" table:style-name="ta1">
        <table:shapes>
          <draw:frame draw:z-index="0" draw:style-name="gr1" draw:text-style-name="P1" svg:width="7971.08pt" svg:height="336.73pt" svg:x="374.14pt" svg:y="2.83pt">
            <draw:object draw:notify-on-update-of-ranges="'test4_08-02-2019'.D1:'test4_08-02-2019'.D1 'test4_08-02-2019'.D2:'test4_08-02-2019'.D271 'test4_08-02-2019'.E1:'test4_08-02-2019'.E1 'test4_08-02-2019'.E2:'test4_08-02-2019'.E271 'test4_08-02-2019'.F1:'test4_08-02-2019'.F1 'test4_08-02-2019'.F2:'test4_08-02-2019'.F271 'test4_08-02-2019'.G1:'test4_08-02-2019'.G1 'test4_08-02-2019'.G2:'test4_08-02-2019'.G2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 office:value-type="string" calcext:value-type="string">
            <text:p><text:s/>ACCELX</text:p>
          </table:table-cell>
          <table:table-cell office:value-type="string" calcext:value-type="string">
            <text:p><text:s/>ACCELY</text:p>
          </table:table-cell>
          <table:table-cell office:value-type="string" calcext:value-type="string">
            <text:p><text:s/>ACCELZ</text:p>
          </table:table-cell>
          <table:table-cell office:value-type="string" calcext:value-type="string">
            <text:p><text:s/>PIEZO</text:p>
          </table:table-cell>
        </table:table-row>
        <table:table-row table:style-name="ro1">
          <table:table-cell office:value-type="string" calcext:value-type="string">
            <text:p>17:34:5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34:5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65531" calcext:value-type="float">
            <text:p>655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34:5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34:5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34:5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34:5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3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3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4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4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4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4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3" calcext:value-type="float">
            <text:p>6552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65534" calcext:value-type="float">
            <text:p>655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65535" calcext:value-type="float">
            <text:p>655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65533" calcext:value-type="float">
            <text:p>655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3" calcext:value-type="float">
            <text:p>6552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1" calcext:value-type="float">
            <text:p>6552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65529" calcext:value-type="float">
            <text:p>655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65534" calcext:value-type="float">
            <text:p>6553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3" calcext:value-type="float">
            <text:p>655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65527" calcext:value-type="float">
            <text:p>6552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65528" calcext:value-type="float">
            <text:p>6552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65534" calcext:value-type="float">
            <text:p>655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table:number-columns-repeated="2" office:value-type="float" office:value="65532" calcext:value-type="float">
            <text:p>655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3" calcext:value-type="float">
            <text:p>655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16" calcext:value-type="float">
            <text:p>65516</text:p>
          </table:table-cell>
          <table:table-cell office:value-type="float" office:value="65523" calcext:value-type="float">
            <text:p>655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0" calcext:value-type="float">
            <text:p>10</text:p>
          </table:table-cell>
          <table:table-cell office:value-type="float" office:value="65515" calcext:value-type="float">
            <text:p>655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5" calcext:value-type="float">
            <text:p>5</text:p>
          </table:table-cell>
          <table:table-cell office:value-type="float" office:value="65531" calcext:value-type="float">
            <text:p>65531</text:p>
          </table:table-cell>
          <table:table-cell office:value-type="float" office:value="65534" calcext:value-type="float">
            <text:p>65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5" calcext:value-type="float">
            <text:p>5</text:p>
          </table:table-cell>
          <table:table-cell office:value-type="float" office:value="65527" calcext:value-type="float">
            <text:p>655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65525" calcext:value-type="float">
            <text:p>655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17" calcext:value-type="float">
            <text:p>6551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2" calcext:value-type="float">
            <text:p>655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2" calcext:value-type="float">
            <text:p>6552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" calcext:value-type="float">
            <text:p>6</text:p>
          </table:table-cell>
          <table:table-cell office:value-type="float" office:value="65533" calcext:value-type="float">
            <text:p>6553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2" calcext:value-type="float">
            <text:p>65522</text:p>
          </table:table-cell>
          <table:table-cell office:value-type="float" office:value="65530" calcext:value-type="float">
            <text:p>655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65531" calcext:value-type="float">
            <text:p>6553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65529" calcext:value-type="float">
            <text:p>655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65511" calcext:value-type="float">
            <text:p>655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1" calcext:value-type="float">
            <text:p>6552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65502" calcext:value-type="float">
            <text:p>655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04" calcext:value-type="float">
            <text:p>6550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65523" calcext:value-type="float">
            <text:p>655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65533" calcext:value-type="float">
            <text:p>65533</text:p>
          </table:table-cell>
          <table:table-cell office:value-type="float" office:value="65534" calcext:value-type="float">
            <text:p>65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0" calcext:value-type="float">
            <text:p>6552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1:9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1:9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1:9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65534" calcext:value-type="float">
            <text:p>655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65528" calcext:value-type="float">
            <text:p>6552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00" calcext:value-type="float">
            <text:p>65500</text:p>
          </table:table-cell>
          <table:table-cell office:value-type="float" office:value="64" calcext:value-type="float">
            <text:p>6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1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492" calcext:value-type="float">
            <text:p>65492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13" calcext:value-type="float">
            <text:p>65513</text:p>
          </table:table-cell>
          <table:table-cell office:value-type="float" office:value="65352" calcext:value-type="float">
            <text:p>6535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3" calcext:value-type="float">
            <text:p>13</text:p>
          </table:table-cell>
          <table:table-cell office:value-type="float" office:value="65523" calcext:value-type="float">
            <text:p>655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2" calcext:value-type="float">
            <text:p>2</text:p>
          </table:table-cell>
          <table:table-cell office:value-type="float" office:value="65525" calcext:value-type="float">
            <text:p>655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65532" calcext:value-type="float">
            <text:p>655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65535" calcext:value-type="float">
            <text:p>655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65535" calcext:value-type="float">
            <text:p>655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08" calcext:value-type="float">
            <text:p>6550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65517" calcext:value-type="float">
            <text:p>655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7" calcext:value-type="float">
            <text:p>7</text:p>
          </table:table-cell>
          <table:table-cell office:value-type="float" office:value="65529" calcext:value-type="float">
            <text:p>655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5" calcext:value-type="float">
            <text:p>5</text:p>
          </table:table-cell>
          <table:table-cell office:value-type="float" office:value="65524" calcext:value-type="float">
            <text:p>65524</text:p>
          </table:table-cell>
          <table:table-cell office:value-type="float" office:value="65529" calcext:value-type="float">
            <text:p>65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1" calcext:value-type="float">
            <text:p>6552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65527" calcext:value-type="float">
            <text:p>655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65496" calcext:value-type="float">
            <text:p>654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0" calcext:value-type="float">
            <text:p>65520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65501" calcext:value-type="float">
            <text:p>6550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2" calcext:value-type="float">
            <text:p>655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15" calcext:value-type="float">
            <text:p>655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65534" calcext:value-type="float">
            <text:p>655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65531" calcext:value-type="float">
            <text:p>655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3" calcext:value-type="float">
            <text:p>6552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3" calcext:value-type="float">
            <text:p>655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65534" calcext:value-type="float">
            <text:p>6553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6" calcext:value-type="float">
            <text:p>6552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65522" calcext:value-type="float">
            <text:p>655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65514" calcext:value-type="float">
            <text:p>655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65531" calcext:value-type="float">
            <text:p>655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1" calcext:value-type="float">
            <text:p>6552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7" calcext:value-type="float">
            <text:p>6552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4" calcext:value-type="float">
            <text:p>655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65533" calcext:value-type="float">
            <text:p>655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5" calcext:value-type="float">
            <text:p>6552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5" calcext:value-type="float">
            <text:p>65535</text:p>
          </table:table-cell>
          <table:table-cell office:value-type="float" office:value="65534" calcext:value-type="float">
            <text:p>655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4" calcext:value-type="float">
            <text:p>6553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3" calcext:value-type="float">
            <text:p>6553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29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8" calcext:value-type="float">
            <text:p>655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29" calcext:value-type="float">
            <text:p>6552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2" calcext:value-type="float">
            <text:p>6553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0" calcext:value-type="float">
            <text:p>6553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0:0</text:p>
          </table:table-cell>
          <table:table-cell office:value-type="float" office:value="47.365112" calcext:value-type="float">
            <text:p>47.365112</text:p>
          </table:table-cell>
          <table:table-cell office:value-type="float" office:value="0.685142" calcext:value-type="float">
            <text:p>0.685142</text:p>
          </table:table-cell>
          <table:table-cell office:value-type="float" office:value="65531" calcext:value-type="float">
            <text:p>6553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21:30:34.780160148</dc:date>
    <meta:editing-duration>PT40M56S</meta:editing-duration>
    <meta:editing-cycles>1</meta:editing-cycles>
    <meta:document-statistic meta:table-count="1" meta:cell-count="1897" meta:object-count="1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1.203cm" svg:height="11.88cm" xlink:href=".." xlink:type="simple" chart:class="chart:line" chart:style-name="ch1">
        <chart:title svg:x="137.488cm" svg:y="0.373cm" chart:style-name="ch2">
          <text:p>Capteurs en fonction du temps</text:p>
        </chart:title>
        <chart:legend chart:legend-position="end" svg:x="278.377cm" svg:y="4.894cm" style:legend-expansion="high" chart:style-name="ch3"/>
        <chart:plot-area chart:style-name="ch4" table:cell-range-address="'test4_08-02-2019'.D1:'test4_08-02-2019'.G271" chart:data-source-has-labels="row" svg:x="5.624cm" svg:y="1.389cm" svg:width="267.129cm" svg:height="10.254cm">
          <chartooo:coordinate-region svg:x="6.801cm" svg:y="1.588cm" svg:width="265.673cm" svg:height="9.40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4_08-02-2019'.D2:'test4_08-02-2019'.D271" chart:label-cell-address="'test4_08-02-2019'.D1:'test4_08-02-2019'.D1" chart:class="chart:line">
            <chart:data-point chart:repeated="270"/>
          </chart:series>
          <chart:series chart:style-name="ch8" chart:values-cell-range-address="'test4_08-02-2019'.E2:'test4_08-02-2019'.E271" chart:label-cell-address="'test4_08-02-2019'.E1:'test4_08-02-2019'.E1" chart:class="chart:line">
            <chart:data-point chart:repeated="270"/>
          </chart:series>
          <chart:series chart:style-name="ch9" chart:values-cell-range-address="'test4_08-02-2019'.F2:'test4_08-02-2019'.F271" chart:label-cell-address="'test4_08-02-2019'.F1:'test4_08-02-2019'.F1" chart:class="chart:line">
            <chart:data-point chart:repeated="270"/>
          </chart:series>
          <chart:series chart:style-name="ch10" chart:values-cell-range-address="'test4_08-02-2019'.G2:'test4_08-02-2019'.G271" chart:label-cell-address="'test4_08-02-2019'.G1:'test4_08-02-2019'.G1" chart:class="chart:line">
            <chart:data-point chart:repeated="2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ELX</text:p>
                <draw:g>
                  <svg:desc>'test4_08-02-2019'.D1:'test4_08-02-2019'.D1</svg:desc>
                </draw:g>
              </table:table-cell>
              <table:table-cell office:value-type="string">
                <text:p> ACCELY</text:p>
                <draw:g>
                  <svg:desc>'test4_08-02-2019'.E1:'test4_08-02-2019'.E1</svg:desc>
                </draw:g>
              </table:table-cell>
              <table:table-cell office:value-type="string">
                <text:p> ACCELZ</text:p>
                <draw:g>
                  <svg:desc>'test4_08-02-2019'.F1:'test4_08-02-2019'.F1</svg:desc>
                </draw:g>
              </table:table-cell>
              <table:table-cell office:value-type="string">
                <text:p> PIEZO</text:p>
                <draw:g>
                  <svg:desc>'test4_08-02-2019'.G1:'test4_08-02-2019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29">
                <text:p>65529</text:p>
                <draw:g>
                  <svg:desc>'test4_08-02-2019'.D2:'test4_08-02-2019'.D271</svg:desc>
                </draw:g>
              </table:table-cell>
              <table:table-cell office:value-type="float" office:value="3">
                <text:p>3</text:p>
                <draw:g>
                  <svg:desc>'test4_08-02-2019'.E2:'test4_08-02-2019'.E271</svg:desc>
                </draw:g>
              </table:table-cell>
              <table:table-cell office:value-type="float" office:value="29">
                <text:p>29</text:p>
                <draw:g>
                  <svg:desc>'test4_08-02-2019'.F2:'test4_08-02-2019'.F271</svg:desc>
                </draw:g>
              </table:table-cell>
              <table:table-cell office:value-type="float" office:value="0">
                <text:p>0</text:p>
                <draw:g>
                  <svg:desc>'test4_08-02-2019'.G2:'test4_08-02-2019'.G2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29">
                <text:p>65529</text:p>
              </table:table-cell>
              <table:table-cell office:value-type="float" office:value="65531">
                <text:p>655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3">
                <text:p>65533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3">
                <text:p>65533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3">
                <text:p>65533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2">
                <text:p>65532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2">
                <text:p>6553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">
                <text:p>65532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0">
                <text:p>6553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5">
                <text:p>65535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5">
                <text:p>65535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531">
                <text:p>65531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25">
                <text:p>65525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24">
                <text:p>6552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0">
                <text:p>6553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533">
                <text:p>65533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533">
                <text:p>65533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534">
                <text:p>6553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532">
                <text:p>6553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527">
                <text:p>65527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528">
                <text:p>65528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532">
                <text:p>65532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527">
                <text:p>65527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28">
                <text:p>65528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530">
                <text:p>6553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528">
                <text:p>65528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523">
                <text:p>65523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34">
                <text:p>65534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29">
                <text:p>65529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29">
                <text:p>65529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530">
                <text:p>65530</text:p>
              </table:table-cell>
              <table:table-cell office:value-type="float" office:value="65534">
                <text:p>6553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531">
                <text:p>65531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532">
                <text:p>65532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528">
                <text:p>65528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529">
                <text:p>65529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534">
                <text:p>65534</text:p>
              </table:table-cell>
              <table:table-cell office:value-type="float" office:value="65535">
                <text:p>6553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27">
                <text:p>65527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527">
                <text:p>65527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531">
                <text:p>65531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529">
                <text:p>65529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524">
                <text:p>65524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534">
                <text:p>65534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531">
                <text:p>65531</text:p>
              </table:table-cell>
              <table:table-cell office:value-type="float" office:value="65533">
                <text:p>6553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527">
                <text:p>65527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533">
                <text:p>65533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28">
                <text:p>6552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523">
                <text:p>65523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26">
                <text:p>65526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533">
                <text:p>65533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528">
                <text:p>65528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524">
                <text:p>6552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527">
                <text:p>65527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527">
                <text:p>65527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528">
                <text:p>65528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526">
                <text:p>65526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528">
                <text:p>65528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530">
                <text:p>65530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529">
                <text:p>65529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534">
                <text:p>65534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521">
                <text:p>65521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526">
                <text:p>6552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524">
                <text:p>65524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525">
                <text:p>65525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524">
                <text:p>6552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526">
                <text:p>65526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525">
                <text:p>65525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532">
                <text:p>65532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528">
                <text:p>65528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531">
                <text:p>6553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530">
                <text:p>65530</text:p>
              </table:table-cell>
              <table:table-cell office:value-type="float" office:value="65529">
                <text:p>6552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533">
                <text:p>65533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533">
                <text:p>65533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65534">
                <text:p>6553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534">
                <text:p>6553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523">
                <text:p>65523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528">
                <text:p>65528</text:p>
              </table:table-cell>
              <table:table-cell office:value-type="float" office:value="65527">
                <text:p>6552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533">
                <text:p>65533</text:p>
              </table:table-cell>
              <table:table-cell office:value-type="float" office:value="65528">
                <text:p>6552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525">
                <text:p>65525</text:p>
              </table:table-cell>
              <table:table-cell office:value-type="float" office:value="65534">
                <text:p>6553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533">
                <text:p>65533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532">
                <text:p>65532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531">
                <text:p>6553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532">
                <text:p>65532</text:p>
              </table:table-cell>
              <table:table-cell office:value-type="float" office:value="65532">
                <text:p>6553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523">
                <text:p>65523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516">
                <text:p>65516</text:p>
              </table:table-cell>
              <table:table-cell office:value-type="float" office:value="65523">
                <text:p>6552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65515">
                <text:p>655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65531">
                <text:p>65531</text:p>
              </table:table-cell>
              <table:table-cell office:value-type="float" office:value="65534">
                <text:p>65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528">
                <text:p>65528</text:p>
              </table:table-cell>
              <table:table-cell office:value-type="float" office:value="31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531">
                <text:p>6553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527">
                <text:p>65527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65527">
                <text:p>6552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532">
                <text:p>6553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65525">
                <text:p>6552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517">
                <text:p>65517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522">
                <text:p>6552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522">
                <text:p>6552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65533">
                <text:p>655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532">
                <text:p>65532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522">
                <text:p>65522</text:p>
              </table:table-cell>
              <table:table-cell office:value-type="float" office:value="65530">
                <text:p>6553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524">
                <text:p>65524</text:p>
              </table:table-cell>
              <table:table-cell office:value-type="float" office:value="65531">
                <text:p>655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533">
                <text:p>6553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528">
                <text:p>65528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528">
                <text:p>65528</text:p>
              </table:table-cell>
              <table:table-cell office:value-type="float" office:value="65529">
                <text:p>65529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531">
                <text:p>65531</text:p>
              </table:table-cell>
              <table:table-cell office:value-type="float" office:value="65511">
                <text:p>655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521">
                <text:p>6552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525">
                <text:p>6552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535">
                <text:p>6553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530">
                <text:p>65530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534">
                <text:p>65534</text:p>
              </table:table-cell>
              <table:table-cell office:value-type="float" office:value="65502">
                <text:p>6550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524">
                <text:p>6552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504">
                <text:p>6550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532">
                <text:p>65532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534">
                <text:p>6553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32">
                <text:p>65532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31">
                <text:p>6553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534">
                <text:p>65534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535">
                <text:p>65535</text:p>
              </table:table-cell>
              <table:table-cell office:value-type="float" office:value="65523">
                <text:p>6552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529">
                <text:p>65529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525">
                <text:p>655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527">
                <text:p>65527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526">
                <text:p>65526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526">
                <text:p>65526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530">
                <text:p>6553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528">
                <text:p>65528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528">
                <text:p>65528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524">
                <text:p>65524</text:p>
              </table:table-cell>
              <table:table-cell office:value-type="float" office:value="65533">
                <text:p>65533</text:p>
              </table:table-cell>
              <table:table-cell office:value-type="float" office:value="65534">
                <text:p>65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535">
                <text:p>65535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533">
                <text:p>65533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529">
                <text:p>65529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528">
                <text:p>65528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526">
                <text:p>65526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533">
                <text:p>65533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520">
                <text:p>65520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527">
                <text:p>65527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525">
                <text:p>6552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526">
                <text:p>65526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527">
                <text:p>65527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530">
                <text:p>6553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530">
                <text:p>65530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534">
                <text:p>65534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5530">
                <text:p>6553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529">
                <text:p>65529</text:p>
              </table:table-cell>
              <table:table-cell office:value-type="float" office:value="65534">
                <text:p>6553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528">
                <text:p>65528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527">
                <text:p>65527</text:p>
              </table:table-cell>
              <table:table-cell office:value-type="float" office:value="65528">
                <text:p>6552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530">
                <text:p>655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500">
                <text:p>65500</text:p>
              </table:table-cell>
              <table:table-cell office:value-type="float" office:value="64">
                <text:p>64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492">
                <text:p>65492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513">
                <text:p>65513</text:p>
              </table:table-cell>
              <table:table-cell office:value-type="float" office:value="65352">
                <text:p>6535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  <table:table-cell office:value-type="float" office:value="65523">
                <text:p>6552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529">
                <text:p>65529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65525">
                <text:p>655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532">
                <text:p>6553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65532">
                <text:p>6553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527">
                <text:p>6552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5528">
                <text:p>65528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527">
                <text:p>6552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5532">
                <text:p>65532</text:p>
              </table:table-cell>
              <table:table-cell office:value-type="float" office:value="65535">
                <text:p>6553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5534">
                <text:p>6553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529">
                <text:p>65529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529">
                <text:p>65529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5525">
                <text:p>65525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530">
                <text:p>65530</text:p>
              </table:table-cell>
              <table:table-cell office:value-type="float" office:value="65535">
                <text:p>655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5508">
                <text:p>6550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535">
                <text:p>65535</text:p>
              </table:table-cell>
              <table:table-cell office:value-type="float" office:value="65517">
                <text:p>655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65529">
                <text:p>6552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65524">
                <text:p>65524</text:p>
              </table:table-cell>
              <table:table-cell office:value-type="float" office:value="65529">
                <text:p>65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5521">
                <text:p>65521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532">
                <text:p>65532</text:p>
              </table:table-cell>
              <table:table-cell office:value-type="float" office:value="65527">
                <text:p>6552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525">
                <text:p>65525</text:p>
              </table:table-cell>
              <table:table-cell office:value-type="float" office:value="65496">
                <text:p>654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534">
                <text:p>65534</text:p>
              </table:table-cell>
              <table:table-cell office:value-type="float" office:value="153">
                <text:p>15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520">
                <text:p>65520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532">
                <text:p>65532</text:p>
              </table:table-cell>
              <table:table-cell office:value-type="float" office:value="65501">
                <text:p>6550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522">
                <text:p>65522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515">
                <text:p>65515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530">
                <text:p>6553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530">
                <text:p>6553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5529">
                <text:p>65529</text:p>
              </table:table-cell>
              <table:table-cell office:value-type="float" office:value="65534">
                <text:p>6553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529">
                <text:p>65529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5534">
                <text:p>6553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529">
                <text:p>65529</text:p>
              </table:table-cell>
              <table:table-cell office:value-type="float" office:value="65531">
                <text:p>6553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534">
                <text:p>65534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533">
                <text:p>6553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523">
                <text:p>65523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529">
                <text:p>65529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531">
                <text:p>65531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524">
                <text:p>65524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534">
                <text:p>6553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533">
                <text:p>65533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535">
                <text:p>65535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523">
                <text:p>65523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527">
                <text:p>65527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533">
                <text:p>65533</text:p>
              </table:table-cell>
              <table:table-cell office:value-type="float" office:value="65534">
                <text:p>655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531">
                <text:p>65531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526">
                <text:p>65526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524">
                <text:p>65524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5532">
                <text:p>65532</text:p>
              </table:table-cell>
              <table:table-cell office:value-type="float" office:value="65522">
                <text:p>6552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5531">
                <text:p>65531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5530">
                <text:p>65530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5535">
                <text:p>65535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530">
                <text:p>65530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528">
                <text:p>65528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533">
                <text:p>65533</text:p>
              </table:table-cell>
              <table:table-cell office:value-type="float" office:value="65514">
                <text:p>6551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529">
                <text:p>65529</text:p>
              </table:table-cell>
              <table:table-cell office:value-type="float" office:value="65531">
                <text:p>6553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525">
                <text:p>6552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521">
                <text:p>65521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529">
                <text:p>6552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527">
                <text:p>65527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524">
                <text:p>65524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529">
                <text:p>65529</text:p>
              </table:table-cell>
              <table:table-cell office:value-type="float" office:value="65533">
                <text:p>6553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5525">
                <text:p>6552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5535">
                <text:p>65535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535">
                <text:p>65535</text:p>
              </table:table-cell>
              <table:table-cell office:value-type="float" office:value="65534">
                <text:p>6553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5530">
                <text:p>6553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5532">
                <text:p>6553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530">
                <text:p>65530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530">
                <text:p>6553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529">
                <text:p>65529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534">
                <text:p>65534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3">
                <text:p>6553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534">
                <text:p>65534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31">
                <text:p>65531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533">
                <text:p>65533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530">
                <text:p>65530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531">
                <text:p>65531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531">
                <text:p>65531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529">
                <text:p>65529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531">
                <text:p>65531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532">
                <text:p>6553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5528">
                <text:p>65528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29">
                <text:p>655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531">
                <text:p>65531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532">
                <text:p>65532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530">
                <text:p>6553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5531">
                <text:p>65531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5531">
                <text:p>65531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